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2mm"/>
    </style:style>
    <style:style style:name="co2" style:family="table-column">
      <style:table-column-properties fo:break-before="auto" style:column-width="56.39mm"/>
    </style:style>
    <style:style style:name="co3" style:family="table-column">
      <style:table-column-properties fo:break-before="auto" style:column-width="32.0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75mm"/>
    </style:style>
    <style:style style:name="co6" style:family="table-column">
      <style:table-column-properties fo:break-before="auto" style:column-width="13.81mm"/>
    </style:style>
    <style:style style:name="co7" style:family="table-column">
      <style:table-column-properties fo:break-before="auto" style:column-width="160.39mm"/>
    </style:style>
    <style:style style:name="co8" style:family="table-column">
      <style:table-column-properties fo:break-before="auto" style:column-width="24.87mm"/>
    </style:style>
    <style:style style:name="co9" style:family="table-column">
      <style:table-column-properties fo:break-before="auto" style:column-width="65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" style:family="table-cell" style:parent-style-name="Default">
      <style:text-properties style:text-line-through-style="solid" style:text-line-through-type="single" style:text-position="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5" style:family="table-cell" style:parent-style-name="Default">
      <style:table-cell-properties fo:border-bottom="none" fo:background-color="#aecf00" fo:border-left="none" fo:border-right="0.06pt solid #000000" fo:border-top="0.06pt solid #000000"/>
      <style:text-properties style:text-position="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style:text-line-through-style="solid" style:text-line-through-type="single" style:text-position="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9" style:family="table-cell" style:parent-style-name="Default">
      <style:table-cell-properties fo:background-color="#ff950e" style:text-align-source="fix" style:repeat-content="false" fo:border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20" style:family="table-cell" style:parent-style-name="Default">
      <style:table-cell-properties fo:background-color="#ff950e" fo:border="0.99pt solid #000000"/>
      <style:text-properties style:text-position=""/>
    </style:style>
    <style:style style:name="ce21" style:family="table-cell" style:parent-style-name="Default">
      <style:table-cell-properties fo:background-color="#ff950e" fo:border="0.99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line-through-style="solid" style:text-line-through-type="single"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text-line-through-style="solid" style:text-line-through-type="single"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 style:text-position=""/>
    </style:style>
    <style:style style:name="ce30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line-through-style="solid" style:text-line-through-type="single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  <style:text-properties style:text-line-through-style="solid" style:text-line-through-type="single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ext-properties style:text-line-through-style="solid" style:text-line-through-type="single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fo:border-bottom="none" fo:background-color="#aecf00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order-left="none" fo:border-right="0.06pt solid #000000" fo:border-top="none"/>
    </style:style>
    <style:style style:name="ce46" style:family="table-cell" style:parent-style-name="Default">
      <style:table-cell-properties fo:border-bottom="none" fo:border-left="none" fo:border-right="0.06pt solid #000000" fo:border-top="none"/>
      <style:text-properties style:text-line-through-style="solid" style:text-line-through-type="single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</style:style>
    <style:style style:name="ce48" style:family="table-cell" style:parent-style-name="Default">
      <style:table-cell-properties fo:background-color="#ff950e"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950e" fo:border="0.99pt solid #000000"/>
    </style:style>
    <style:style style:name="ce50" style:family="table-cell" style:parent-style-name="Default">
      <style:table-cell-properties fo:background-color="#ff950e" fo:border="0.99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Oggetto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Quantità richiesta</text:p>
          </table:table-cell>
          <table:table-cell table:style-name="ce1" office:value-type="string" calcext:value-type="string">
            <text:p>Acquistati</text:p>
          </table:table-cell>
          <table:table-cell table:style-name="ce1" office:value-type="string" calcext:value-type="string">
            <text:p>Costo unitario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</text:p>
          </table:table-cell>
          <table:table-cell table:style-name="ce15" office:value-type="string" calcext:value-type="string">
            <text:p>Costo totale</text:p>
          </table:table-cell>
          <table:table-cell office:value-type="string" calcext:value-type="string">
            <text:p>Presente in laboratorio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batteria 3,7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29" calcext:value-type="float">
            <text:p>14,29</text:p>
          </table:table-cell>
          <table:table-cell office:value-type="string" calcext:value-type="string">
            <text:p><text:a xlink:href="http://it.rs-online.com/web/p/pacchi-batteria-al-litio-ricaricabili/7916460/" xlink:type="simple">link</text:a></text:p>
          </table:table-cell>
          <table:table-cell office:value-type="string" calcext:value-type="string">
            <text:p>batteria al litio rettangolare 3,7V 2000mAh</text:p>
          </table:table-cell>
          <table:table-cell table:style-name="ce16" table:formula="of:=[.D2]*[.E2]" office:value-type="float" office:value="14.29" calcext:value-type="float">
            <text:p>14,29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Boost converter 1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.02" calcext:value-type="float">
            <text:p>1,02</text:p>
          </table:table-cell>
          <table:table-cell office:value-type="string" calcext:value-type="string">
            <text:p><text:a xlink:href="http://it.rs-online.com/web/p/convertitori-boost/7546402/" xlink:type="simple">link</text:a></text:p>
          </table:table-cell>
          <table:table-cell office:value-type="string" calcext:value-type="string">
            <text:p>MIC2250</text:p>
          </table:table-cell>
          <table:table-cell table:style-name="ce16" table:formula="of:=[.D3]*[.E3]" office:value-type="float" office:value="6.12" calcext:value-type="float">
            <text:p>6,12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ondensatore 100nF</text:p>
          </table:table-cell>
          <table:table-cell table:formula="of:=2+5+2+2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<text:a xlink:href="http://it.rs-online.com/web/p/condensatori-ceramici-multistrato/0390990/" xlink:type="simple">link</text:a></text:p>
          </table:table-cell>
          <table:table-cell office:value-type="string" calcext:value-type="string">
            <text:p>Ne avanzeranno un pochi.</text:p>
          </table:table-cell>
          <table:table-cell table:style-name="ce16" table:formula="of:=[.D4]*[.E4]" office:value-type="float" office:value="0.2" calcext:value-type="float">
            <text:p>0,2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ondensatore 10uF SMD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069" calcext:value-type="float">
            <text:p>0,069</text:p>
          </table:table-cell>
          <table:table-cell office:value-type="string" calcext:value-type="string">
            <text:p><text:a xlink:href="http://it.rs-online.com/web/p/condensatori-ceramici-multistrato/6983734/" xlink:type="simple">link</text:a></text:p>
          </table:table-cell>
          <table:table-cell/>
          <table:table-cell table:style-name="ce16" table:formula="of:=[.D5]*[.E5]" office:value-type="float" office:value="0.69" calcext:value-type="float">
            <text:p>0,69</text:p>
          </table:table-cell>
          <table:table-cell office:value-type="string" calcext:value-type="string">
            <text:p>un sacco da 4,7u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condensatori 47pF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023" calcext:value-type="float">
            <text:p>0,023</text:p>
          </table:table-cell>
          <table:table-cell office:value-type="string" calcext:value-type="string">
            <text:p><text:a xlink:href="http://it.rs-online.com/web/p/condensatori-ceramici-multistrato/2644270/" xlink:type="simple">link</text:a></text:p>
          </table:table-cell>
          <table:table-cell office:value-type="string" calcext:value-type="string">
            <text:p>Qui ne avanzeranno di più</text:p>
          </table:table-cell>
          <table:table-cell table:style-name="ce16" table:formula="of:=[.D6]*[.E6]" office:value-type="float" office:value="0.575" calcext:value-type="float">
            <text:p>0,57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ondensatori quarzo 27pF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<text:a xlink:href="http://it.rs-online.com/web/p/condensatori-ceramici-multistrato/6984064/" xlink:type="simple">link</text:a></text:p>
          </table:table-cell>
          <table:table-cell office:value-type="string" calcext:value-type="string">
            <text:p>Suppongo 5pF di capacità sui piedini. CL= 18pF</text:p>
          </table:table-cell>
          <table:table-cell table:style-name="ce16" table:formula="of:=[.D7]*[.E7]" office:value-type="float" office:value="1.35" calcext:value-type="float">
            <text:p>1,35</text:p>
          </table:table-cell>
          <table:table-cell office:value-type="string" calcext:value-type="string">
            <text:p>si 4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connettore batteria maschi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14" calcext:value-type="float">
            <text:p>0,114</text:p>
          </table:table-cell>
          <table:table-cell office:value-type="string" calcext:value-type="string">
            <text:p><text:a xlink:href="http://it.rs-online.com/web/p/file-di-contatti-da-pcb/8201582/" xlink:type="simple">link</text:a></text:p>
          </table:table-cell>
          <table:table-cell office:value-type="string" calcext:value-type="string">
            <text:p>JST-XHP-2 per PCB ad angolo retto (più carino)</text:p>
          </table:table-cell>
          <table:table-cell table:style-name="ce16" table:formula="of:=[.D8]*[.E8]" office:value-type="float" office:value="0.57" calcext:value-type="float">
            <text:p>0,57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onnettore batteria femmi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2 pin, difficile da invertire, già sulla batteria</text:p>
          </table:table-cell>
          <table:table-cell table:style-name="ce16" table:formula="of:=[.D9]*[.E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onnettore servo femmina filo</text:p>
          </table:table-cell>
          <table:table-cell office:value-type="string" calcext:value-type="string">
            <text:p>tanti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in singolo per filo di sensing, <text:span text:style-name="T1">usare cavi arduino con presa femmina</text:span></text:p>
          </table:table-cell>
          <table:table-cell table:style-name="ce16"/>
          <table:table-cell office:value-type="string" calcext:value-type="string">
            <text:p>si tanti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connettore servo maschio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16" calcext:value-type="float">
            <text:p>0,116</text:p>
          </table:table-cell>
          <table:table-cell office:value-type="string" calcext:value-type="string">
            <text:p><text:a xlink:href="http://it.rs-online.com/web/p/file-di-contatti-da-pcb/6812988/" xlink:type="simple">LINK</text:a></text:p>
          </table:table-cell>
          <table:table-cell office:value-type="string" calcext:value-type="string">
            <text:p>4 pin. Scrivere sul PCB la funzione di ciascun PIN</text:p>
          </table:table-cell>
          <table:table-cell table:style-name="ce16" table:formula="of:=[.D11]*[.E11]" office:value-type="float" office:value="1.16" calcext:value-type="float">
            <text:p>1,16</text:p>
          </table:table-cell>
          <table:table-cell office:value-type="string" calcext:value-type="string">
            <text:p>si in abbondanza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controller carica batteri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1" calcext:value-type="float">
            <text:p>0,51</text:p>
          </table:table-cell>
          <table:table-cell office:value-type="string" calcext:value-type="string">
            <text:p><text:a xlink:href="http://it.rs-online.com/web/p/controller-carica-di-batterie/7386617/" xlink:type="simple">link</text:a></text:p>
          </table:table-cell>
          <table:table-cell office:value-type="string" calcext:value-type="string">
            <text:p>MCP73831-2</text:p>
          </table:table-cell>
          <table:table-cell table:style-name="ce16" table:formula="of:=[.D12]*[.E12]" office:value-type="float" office:value="2.55" calcext:value-type="float">
            <text:p>2,5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onvertitore LDO 3,3V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122" calcext:value-type="float">
            <text:p>0,122</text:p>
          </table:table-cell>
          <table:table-cell office:value-type="string" calcext:value-type="string">
            <text:p><text:a xlink:href="http://it.rs-online.com/web/p/regolatori-di-tensione-low-dropout/8855980/" xlink:type="simple">link</text:a></text:p>
          </table:table-cell>
          <table:table-cell office:value-type="string" calcext:value-type="string">
            <text:p>MIC5504-3.3 oppure SP6201EM5-3.3</text:p>
          </table:table-cell>
          <table:table-cell table:style-name="ce16" table:formula="of:=[.D13]*[.E13]" office:value-type="float" office:value="3.05" calcext:value-type="float">
            <text:p>3,0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convertitore seriale-us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.86" calcext:value-type="float">
            <text:p>1,86</text:p>
          </table:table-cell>
          <table:table-cell office:value-type="string" calcext:value-type="string">
            <text:p><text:a xlink:href="http://it.rs-online.com/web/p/trasmettitori-e-ricevitori-universali-asincroni/7570010/" xlink:type="simple">link</text:a></text:p>
          </table:table-cell>
          <table:table-cell office:value-type="string" calcext:value-type="string">
            <text:p>FT230XS-R</text:p>
          </table:table-cell>
          <table:table-cell table:style-name="ce16" table:formula="of:=[.D14]*[.E14]" office:value-type="float" office:value="3.72" calcext:value-type="float">
            <text:p>3,72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diodo shottky 1A</text:p>
          </table:table-cell>
          <table:table-cell table:formula="of:=5+5+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039" calcext:value-type="float">
            <text:p>0,039</text:p>
          </table:table-cell>
          <table:table-cell office:value-type="string" calcext:value-type="string">
            <text:p><text:a xlink:href="http://it.rs-online.com/web/p/diodi-rettificatori-e-schottky/0508977/" xlink:type="simple">link</text:a></text:p>
          </table:table-cell>
          <table:table-cell office:value-type="string" calcext:value-type="string">
            <text:p>package SOT-23</text:p>
          </table:table-cell>
          <table:table-cell table:style-name="ce16" table:formula="of:=[.D15]*[.E15]" office:value-type="float" office:value="0.78" calcext:value-type="float">
            <text:p>0,78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ESP8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e lo metto di mio che si fa prima</text:p>
          </table:table-cell>
          <table:table-cell table:style-name="ce16" table:formula="of:=[.D16]*[.E16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header ICS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04" calcext:value-type="float">
            <text:p>0,304</text:p>
          </table:table-cell>
          <table:table-cell office:value-type="string" calcext:value-type="string">
            <text:p><text:a xlink:href="http://it.rs-online.com/web/p/file-di-contatti-da-pcb/6737503/" xlink:type="simple">link</text:a></text:p>
          </table:table-cell>
          <table:table-cell office:value-type="string" calcext:value-type="string">
            <text:p>6pin Header Connector with 2.54mm (100 MIL) spacing (con quelli che avanzano TP UART)</text:p>
          </table:table-cell>
          <table:table-cell table:style-name="ce16" table:formula="of:=[.D17]*[.E17]" office:value-type="float" office:value="1.52" calcext:value-type="float">
            <text:p>1,52</text:p>
          </table:table-cell>
          <table:table-cell office:value-type="string" calcext:value-type="string">
            <text:p>si in abbondanza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Induttori boost 10u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288" calcext:value-type="float">
            <text:p>0,288</text:p>
          </table:table-cell>
          <table:table-cell office:value-type="string" calcext:value-type="string">
            <text:p><text:a xlink:href="http://it.rs-online.com/web/p/induttori-avvolti-smd/7381211/" xlink:type="simple">link</text:a></text:p>
          </table:table-cell>
          <table:table-cell/>
          <table:table-cell table:style-name="ce16" table:formula="of:=[.D18]*[.E18]" office:value-type="float" office:value="2.88" calcext:value-type="float">
            <text:p>2,88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LED verde</text:p>
          </table:table-cell>
          <table:table-cell table:formula="of:=2+2+3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<text:a xlink:href="http://it.rs-online.com/web/p/led-visibili/6545773/" xlink:type="simple">linik</text:a></text:p>
          </table:table-cell>
          <table:table-cell office:value-type="string" calcext:value-type="string">
            <text:p>TX + RX seriale, programmatore e livello batteria</text:p>
          </table:table-cell>
          <table:table-cell table:style-name="ce16" table:formula="of:=[.D19]*[.E19]" office:value-type="float" office:value="2.5" calcext:value-type="float">
            <text:p>2,5</text:p>
          </table:table-cell>
          <table:table-cell office:value-type="string" calcext:value-type="string">
            <text:p>si 5 color rosso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microcontrollore AT90USB1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2" calcext:value-type="float">
            <text:p>3,82</text:p>
          </table:table-cell>
          <table:table-cell office:value-type="string" calcext:value-type="string">
            <text:p><text:a xlink:href="http://it.rs-online.com/web/p/microcontroller/7153750/" xlink:type="simple">link</text:a></text:p>
          </table:table-cell>
          <table:table-cell office:value-type="string" calcext:value-type="string">
            <text:p>per programmare la board via usb. Vedi <text:a xlink:href="https://www.olimex.com/Products/AVR/Programmers/AVR-ISP-MK2/open-source-hardware" xlink:type="simple">AVR-ISP-MK2</text:a></text:p>
          </table:table-cell>
          <table:table-cell table:style-name="ce16" table:formula="of:=[.D20]*[.E20]" office:value-type="float" office:value="3.82" calcext:value-type="float">
            <text:p>3,82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microcontrollore ATxmega128D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02" calcext:value-type="float">
            <text:p>4,02</text:p>
          </table:table-cell>
          <table:table-cell office:value-type="string" calcext:value-type="string">
            <text:p><text:a xlink:href="http://it.rs-online.com/web/p/microcontroller/7153873/" xlink:type="simple">link</text:a></text:p>
          </table:table-cell>
          <table:table-cell/>
          <table:table-cell table:style-name="ce16" table:formula="of:=[.D21]*[.E21]" office:value-type="float" office:value="4.02" calcext:value-type="float">
            <text:p>4,02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opamp MCP6L01T-E/O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221" calcext:value-type="float">
            <text:p>0,221</text:p>
          </table:table-cell>
          <table:table-cell office:value-type="string" calcext:value-type="string">
            <text:p><text:a xlink:href="http://it.rs-online.com/web/p/amplificatori-operazionali/7386196/" xlink:type="simple">link</text:a></text:p>
          </table:table-cell>
          <table:table-cell/>
          <table:table-cell table:style-name="ce16" table:formula="of:=[.D22]*[.E22]" office:value-type="float" office:value="2.21" calcext:value-type="float">
            <text:p>2,21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e lo metto di mio che si fa prima</text:p>
          </table:table-cell>
          <table:table-cell table:style-name="ce16" table:formula="of:=[.D23]*[.E2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porte micro usb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426" calcext:value-type="float">
            <text:p>0,426</text:p>
          </table:table-cell>
          <table:table-cell office:value-type="string" calcext:value-type="string">
            <text:p><text:a xlink:href="http://it.rs-online.com/web/p/connettori-micro-usb/7142344/" xlink:type="simple">link</text:a></text:p>
          </table:table-cell>
          <table:table-cell/>
          <table:table-cell table:style-name="ce16" table:formula="of:=[.D24]*[.E24]" office:value-type="float" office:value="2.13" calcext:value-type="float">
            <text:p>2,13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quarzo 16MHz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167" calcext:value-type="float">
            <text:p>0,167</text:p>
          </table:table-cell>
          <table:table-cell office:value-type="string" calcext:value-type="string">
            <text:p><text:a xlink:href="http://it.rs-online.com/web/p/cristalli/8149440/" xlink:type="simple">link</text:a></text:p>
          </table:table-cell>
          <table:table-cell office:value-type="string" calcext:value-type="string">
            <text:p>Tutti e due i micro usano un quarzo. Per il principale vedi come si configura e usa</text:p>
          </table:table-cell>
          <table:table-cell table:style-name="ce16" table:formula="of:=[.D25]*[.E25]" office:value-type="float" office:value="1.67" calcext:value-type="float">
            <text:p>1,67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resistenza 0,24 Ohm 1%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82" calcext:value-type="float">
            <text:p>0,182</text:p>
          </table:table-cell>
          <table:table-cell office:value-type="string" calcext:value-type="string">
            <text:p><text:a xlink:href="http://it.rs-online.com/web/p/resistori-smd/7215423/" xlink:type="simple">link</text:a></text:p>
          </table:table-cell>
          <table:table-cell office:value-type="string" calcext:value-type="string">
            <text:p>sensing di corrente</text:p>
          </table:table-cell>
          <table:table-cell table:style-name="ce16" table:formula="of:=[.D26]*[.E26]" office:value-type="float" office:value="0.91" calcext:value-type="float">
            <text:p>0,91</text:p>
          </table:table-cell>
          <table:table-cell office:value-type="string" calcext:value-type="string">
            <text:p>8 da 0,1Ohm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resistenza 100 Ohm</text:p>
          </table:table-cell>
          <table:table-cell table:formula="of:=3 + 2*3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<text:a xlink:href="http://it.rs-online.com/web/p/resistori-smd/7408978/" xlink:type="simple">link</text:a></text:p>
          </table:table-cell>
          <table:table-cell office:value-type="string" calcext:value-type="string">
            <text:p>PDI + LED batteria (due in parallelo)</text:p>
          </table:table-cell>
          <table:table-cell table:style-name="ce16" table:formula="of:=[.D27]*[.E27]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resistenza 100kOhm</text:p>
          </table:table-cell>
          <table:table-cell table:formula="of:=5+1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<text:a xlink:href="http://it.rs-online.com/web/p/resistori-smd/2230691/" xlink:type="simple">link</text:a></text:p>
          </table:table-cell>
          <table:table-cell/>
          <table:table-cell table:style-name="ce16" table:formula="of:=[.D28]*[.E28]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resistenza 10kOhm 1%</text:p>
          </table:table-cell>
          <table:table-cell table:formula="of:=1+5+1+2+1+2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<text:a xlink:href="http://it.rs-online.com/web/p/resistori-smd/2230584/" xlink:type="simple">link</text:a></text:p>
          </table:table-cell>
          <table:table-cell/>
          <table:table-cell table:style-name="ce16" table:formula="of:=[.D29]*[.E29]" office:value-type="float" office:value="0.3" calcext:value-type="float">
            <text:p>0,3</text:p>
          </table:table-cell>
          <table:table-cell office:value-type="string" calcext:value-type="string">
            <text:p>si un sacco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resistenza 15kOhm 1%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<text:a xlink:href="http://it.rs-online.com/web/p/resistori-smd/7408975/" xlink:type="simple">link</text:a></text:p>
          </table:table-cell>
          <table:table-cell/>
          <table:table-cell table:style-name="ce16" table:formula="of:=[.E30]*[.D30]" office:value-type="float" office:value="0.8" calcext:value-type="float">
            <text:p>0,8</text:p>
          </table:table-cell>
          <table:table-cell office:value-type="string" calcext:value-type="string">
            <text:p>si un sacco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resistenza 18kOhm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23" calcext:value-type="float">
            <text:p>0,023</text:p>
          </table:table-cell>
          <table:table-cell office:value-type="string" calcext:value-type="string">
            <text:p><text:a xlink:href="http://it.rs-online.com/web/p/resistori-smd/2230590/" xlink:type="simple">link</text:a></text:p>
          </table:table-cell>
          <table:table-cell/>
          <table:table-cell table:style-name="ce16" table:formula="of:=[.D31]*[.E31]" office:value-type="float" office:value="1.15" calcext:value-type="float">
            <text:p>1,1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resistenza 2,2kOh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34" calcext:value-type="float">
            <text:p>0,034</text:p>
          </table:table-cell>
          <table:table-cell office:value-type="string" calcext:value-type="string">
            <text:p><text:a xlink:href="http://it.rs-online.com/web/p/resistori-smd/6791207/" xlink:type="simple">link+</text:a></text:p>
          </table:table-cell>
          <table:table-cell/>
          <table:table-cell table:style-name="ce16" table:formula="of:=[.D32]*[.E32]" office:value-type="float" office:value="1.7" calcext:value-type="float">
            <text:p>1,7</text:p>
          </table:table-cell>
          <table:table-cell office:value-type="string" calcext:value-type="string">
            <text:p>si un sacco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resistenza 22 Ohm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<text:a xlink:href="http://it.rs-online.com/web/p/resistori-smd/2230203/" xlink:type="simple">link</text:a></text:p>
          </table:table-cell>
          <table:table-cell/>
          <table:table-cell table:style-name="ce16" table:formula="of:=[.D33]*[.E33]" office:value-type="float" office:value="0.3" calcext:value-type="float">
            <text:p>0,3</text:p>
          </table:table-cell>
          <table:table-cell office:value-type="string" calcext:value-type="string">
            <text:p>si un sacco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resistenza 27 Ohm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<text:a xlink:href="http://it.rs-online.com/web/p/resistori-smd/6791187/" xlink:type="simple">link</text:a></text:p>
          </table:table-cell>
          <table:table-cell/>
          <table:table-cell table:style-name="ce16" table:formula="of:=[.D34]*[.E34]" office:value-type="float" office:value="0.8" calcext:value-type="float">
            <text:p>0,8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resistenza 330 Ohm</text:p>
          </table:table-cell>
          <table:table-cell table:formula="of:=4+5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<text:a xlink:href="http://it.rs-online.com/web/p/resistori-smd/7409022/" xlink:type="simple">link</text:a></text:p>
          </table:table-cell>
          <table:table-cell/>
          <table:table-cell table:style-name="ce16" table:formula="of:=[.D35]*[.E35]" office:value-type="float" office:value="0.85" calcext:value-type="float">
            <text:p>0,8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resistenza 330kOh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<text:a xlink:href="http://it.rs-online.com/web/p/resistori-smd/6791272/" xlink:type="simple">link</text:a></text:p>
          </table:table-cell>
          <table:table-cell/>
          <table:table-cell table:style-name="ce16" table:formula="of:=[.D36]*[.E36]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 calcext:value-type="string">
            <text:p>resistenza 33kOhm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21" calcext:value-type="float">
            <text:p>0,021</text:p>
          </table:table-cell>
          <table:table-cell office:value-type="string" calcext:value-type="string">
            <text:p><text:a xlink:href="http://it.rs-online.com/web/p/resistori-smd/2230629/" xlink:type="simple">link</text:a></text:p>
          </table:table-cell>
          <table:table-cell/>
          <table:table-cell table:style-name="ce16" table:formula="of:=[.D37]*[.E37]" office:value-type="float" office:value="1.05" calcext:value-type="float">
            <text:p>1,05</text:p>
          </table:table-cell>
          <table:table-cell office:value-type="string" calcext:value-type="string">
            <text:p>si 3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 calcext:value-type="string">
            <text:p>switch batter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9" calcext:value-type="float">
            <text:p>2,49</text:p>
          </table:table-cell>
          <table:table-cell office:value-type="string" calcext:value-type="string">
            <text:p><text:a xlink:href="http://it.rs-online.com/web/p/interruttori-a-slitta/7118385/" xlink:type="simple">link</text:a></text:p>
          </table:table-cell>
          <table:table-cell office:value-type="string" calcext:value-type="string">
            <text:p>4 A 20mOhm</text:p>
          </table:table-cell>
          <table:table-cell table:style-name="ce16" table:formula="of:=[.D38]*[.E38]" office:value-type="float" office:value="2.49" calcext:value-type="float">
            <text:p>2,49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 office:value-type="string" calcext:value-type="string">
            <text:p>switch programmazione N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/>
          <table:table-cell table:style-name="ce13" office:value-type="string" calcext:value-type="string">
            <text:p>RESET + HWB (vedi <text:a xlink:href="http://www.atmel.com/Images/doc7627.pdf" xlink:type="simple">qui</text:a>) - Ne porto da casa</text:p>
          </table:table-cell>
          <table:table-cell table:style-name="ce17" table:formula="of:=[.D39]*[.E39]" office:value-type="float" office:value="0" calcext:value-type="float">
            <text:p>0</text:p>
          </table:table-cell>
          <table:table-cell table:style-name="ce9"/>
          <table:table-cell table:style-name="ce13" table:number-columns-repeated="1015"/>
        </table:table-row>
        <table:table-row table:style-name="ro1">
          <table:table-cell table:style-name="ce4"/>
          <table:table-cell table:style-name="ce8" office:value-type="string" calcext:value-type="string">
            <text:p>transistor NPN SMD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4" office:value-type="string" calcext:value-type="string">
            <text:p>Me lo porto da casa</text:p>
          </table:table-cell>
          <table:table-cell table:style-name="ce18" table:formula="of:=[.D40]*[.E4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9" office:value-type="string" calcext:value-type="string">
            <text:p>TOTALE: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0" table:formula="of:=SUM([.H2:.H41])" office:value-type="float" office:value="67.655" calcext:value-type="float">
            <text:p>67,655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1" office:value-type="string" calcext:value-type="string">
            <text:p>TOTALE + IVA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0" table:formula="of:=[.H43]*1.22" office:value-type="float" office:value="82.5391" calcext:value-type="float">
            <text:p>82,5391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4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 style:data-style-name="N2" text:time-value="16:34:21.878617159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1:05:04.715674224</meta:creation-date>
    <meta:generator>LibreOffice/5.1.4.2$Linux_X86_64 LibreOffice_project/10m0$Build-2</meta:generator>
    <dc:date>2016-07-15T21:12:26.108155316</dc:date>
    <meta:editing-duration>PT17H48M56S</meta:editing-duration>
    <meta:editing-cycles>48</meta:editing-cycles>
    <meta:document-statistic meta:table-count="1" meta:cell-count="276" meta:object-count="0"/>
  </office:meta>
</office:document-meta>
</file>